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fo:language="ca" fo:country="ES" style:font-size-asian="12pt" style:font-size-complex="12pt"/>
    </style:style>
    <style:style style:name="P2" style:family="paragraph" style:parent-style-name="Standard" style:list-style-name="L1">
      <style:text-properties style:use-window-font-color="true" style:font-name="Arial" fo:font-size="12pt" fo:language="ca" fo:country="ES" style:font-size-asian="12pt" style:font-size-complex="12pt"/>
    </style:style>
    <style:style style:name="P3" style:family="paragraph" style:parent-style-name="Standard" style:list-style-name="L4">
      <style:text-properties style:use-window-font-color="true" style:font-name="Arial" fo:font-size="12pt" fo:language="ca" fo:country="ES" style:font-size-asian="12pt" style:font-size-complex="12pt"/>
    </style:style>
    <style:style style:name="P4" style:family="paragraph" style:parent-style-name="Standard" style:list-style-name="L4">
      <style:text-properties style:use-window-font-color="true"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2pt" fo:language="ca" fo:country="ES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5">
      <style:paragraph-properties fo:margin-left="0cm" fo:margin-right="0cm" fo:text-indent="0cm" style:auto-text-indent="false"/>
      <style:text-properties style:use-window-font-color="true"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letter-spacing="normal" fo:language="es" fo:country="ES" fo:font-style="normal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a hora de plantejar la qualitat del projecte, proposem tenir en compte els següents aspectes:</text:p>
      <text:p text:style-name="P5"/>
      <text:p text:style-name="P5">Assegurar la correcta <text:span text:style-name="T5">alineació amb les necessitats del negoci</text:span><text:span text:style-name="T6">:</text:span></text:p>
      <text:list xml:id="list29229098" text:style-name="L1">
        <text:list-item>
          <text:p text:style-name="P2">Detectar la falta de requeriments per part de l'Usuari i comunicar-ho per consignar-ho en la petició identificada.</text:p>
        </text:list-item>
        <text:list-item>
          <text:p text:style-name="P2">Verificar el compliment dels requisits des del punt de vista de l'usuari.</text:p>
          <text:p text:style-name="P2"><text:span text:style-name="T5"/></text:p>
        </text:list-item>
      </text:list>
      <text:p text:style-name="P6"><text:span text:style-name="T5">Minimitzar el risc d'errors</text:span>, i altres deficiències quan la solució arribi a explotació.</text:p>
      <text:list xml:id="list30179745" text:style-name="L4">
        <text:list-item>
          <text:p text:style-name="P4">Amb la definición de casos de proves.</text:p>
        </text:list-item>
        <text:list-item>
          <text:p text:style-name="P4">Guiant a l'usuari en la execució dels casos de proves.</text:p>
        </text:list-item>
        <text:list-item>
          <text:p text:style-name="P4">Fent Regresions per tal d'assegurar que els <text:span text:style-name="T1">canvis realitzats en els correctius i evolutius, no introdueixen nous errors.</text:span></text:p>
        </text:list-item>
        <text:list-item>
          <text:p text:style-name="P3"><text:span text:style-name="T3">Abans de cada Release es validarà que el sistema est</text:span><text:span text:style-name="T4">igui</text:span><text:span text:style-name="T3"> llest fer passar les proves d'acceptació (UAT) i </text:span><text:span text:style-name="T6">obtindre la validació per part de l'Usuari.</text:span></text:p>
        </text:list-item>
      </text:list>
      <text:list xml:id="list30163919" text:style-name="L5">
        <text:list-header>
          <text:p text:style-name="P7"/>
        </text:list-header>
      </text:list>
      <text:p text:style-name="P6"><text:span text:style-name="T5">Minimitzar el procés de degradació que sol patir el codi</text:span> com causa del manteniment correctiu i evolutiu.</text:p>
      <text:list xml:id="list30176098" text:continue-list="list29229098" text:style-name="L1">
        <text:list-item>
          <text:p text:style-name="P2"><text:span text:style-name="T6">Validant els models de disseny tècnics</text:span>.</text:p>
        </text:list-item>
        <text:list-item>
          <text:p text:style-name="P2">Administrant i Gestionant els canvis amb la creació de tags i Releases.</text:p>
        </text:list-item>
        <text:list-item>
          <text:p text:style-name="P2"><text:span text:style-name="T2">Controlant els canvis amb el subversión, amb la creació i manteniment de branques en paralel, per a gestionar els correctous i els evolutiu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4S</meta:editing-duration>
    <meta:editing-cycles>3</meta:editing-cycles>
    <meta:generator>OpenOffice.org/3.3$Win32 OpenOffice.org_project/330m20$Build-9567</meta:generator>
    <dc:date>2016-06-03T10:00:22.74</dc:date>
    <meta:document-statistic meta:table-count="0" meta:image-count="0" meta:object-count="0" meta:page-count="1" meta:paragraph-count="13" meta:word-count="194" meta:character-count="1158"/>
    <meta:user-defined meta:name="Info 1"/>
    <meta:user-defined meta:name="Info 2"/>
    <meta:user-defined meta:name="Info 3"/>
    <meta:user-defined meta:name="Info 4"/>
  </office:meta>
</office:document-meta>
</file>